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02cm" svg:height="1.618cm" draw:transform="skewX (-0.000523598775598299) rotate (-1.55316850134975) translate (5.60704098713902cm 2.3323449885612cm)" svg:viewBox="0 0 6503 1619" svg:d="M178 1430c415 34 2978 151 3790 178 807 28 1151-2 1780-44 630-40 829-191 731-952-22-176-27-293-36-364-8-70-819-357-814-203 6 154 73 407 120 656 48 249-124 235-1052 289-929 53-4080-182-4607-267-170-16-76 694 88 707z">
          <text:p/>
        </draw:path>
        <draw:path draw:style-name="gr1" draw:text-style-name="P1" draw:layer="layout" svg:width="0.903cm" svg:height="0.66cm" draw:transform="skewX (0.00122173047639598) rotate (-2.15652882376419) translate (6.059706971542cm 8.1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11cm" svg:height="1.51cm" draw:transform="rotate (-1.55212130379856) translate (5.7430317202378cm 2.1167898123806cm)" svg:viewBox="0 0 912 1511" svg:d="M908 1290c-72-373-105-778-97-920 7-144-857-644-809-170 50 474 39 546 108 1011 45 305 870 452 798 79z">
          <text:p/>
        </draw:path>
        <draw:path draw:style-name="gr1" draw:text-style-name="P1" draw:layer="layout" svg:width="0.903cm" svg:height="0.66cm" draw:transform="skewX (0.00122173047639598) rotate (-2.15652882376419) translate (5.9897069715417cm 2.274195492645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cm" draw:transform="skewX (0.00122173047639598) rotate (-2.15652882376419) translate (5.01470697154169cm 2.3933621593124cm)" svg:viewBox="0 0 904 661" svg:d="M527 644c137-64 329-219 367-367 35-139-27-185-184-243-156-57-351-32-459-3-277 72-309 187-173 369s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1:41.132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